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Clear Sans Medium" svg:font-family="'Clear Sans Medium'" style:font-family-generic="swiss" style:font-pitch="variable"/>
    <style:font-face style:name="Clear Sans Medium1" svg:font-family="'Clear Sans Medium'"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font-name="Linux Biolinum G"/>
    </style:style>
    <style:style style:name="P2" style:family="paragraph" style:parent-style-name="Text_20_body">
      <style:paragraph-properties fo:text-align="justify" style:justify-single-word="false"/>
      <style:text-properties style:font-name="Linux Biolinum G"/>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style:font-name="Clear Sans Medium1" fo:font-size="24pt" style:font-size-asian="24pt" style:font-size-complex="24pt"/>
    </style:style>
    <style:style style:name="P5" style:family="paragraph" style:parent-style-name="Heading_20_1">
      <style:text-properties fo:color="#669933" style:font-name="Clear Sans Medium" fo:font-weight="normal" style:font-weight-asian="normal" style:font-weight-complex="normal"/>
    </style:style>
    <style:style style:name="P6" style:family="paragraph" style:parent-style-name="Heading_20_1">
      <style:text-properties fo:color="#669933" style:font-name="Clear Sans Medium1"/>
    </style:style>
    <style:style style:name="P7" style:family="paragraph" style:parent-style-name="Heading_20_1">
      <style:text-properties fo:color="#669933" style:font-name="Clear Sans Medium1" fo:font-weight="normal" style:font-weight-asian="normal" style:font-weight-complex="normal"/>
    </style:style>
    <style:style style:name="T1" style:family="text">
      <style:text-properties style:font-name="Linux Biolinum G"/>
    </style:style>
    <style:style style:name="T2" style:family="text">
      <style:text-properties style:font-name="Linux Biolinum G" fo:font-size="16pt" style:font-size-asian="16pt" style:font-size-complex="16pt"/>
    </style:style>
    <style:style style:name="T3" style:family="text">
      <style:text-properties style:font-name="Linux Biolinum G" fo:font-size="20pt" style:font-size-asian="20pt" style:font-size-complex="20pt"/>
    </style:style>
    <style:style style:name="T4" style:family="text">
      <style:text-properties fo:color="#000000" style:font-name="Linux Biolinum G" fo:font-size="20pt" style:font-size-asian="20pt" style:font-size-complex="20pt"/>
    </style:style>
    <style:style style:name="T5" style:family="text">
      <style:text-properties fo:color="#669933"/>
    </style:style>
    <style:style style:name="T6" style:family="text">
      <style:text-properties fo:color="#669933" style:font-name="Linux Biolinum G" fo:font-size="20pt" style:font-size-asian="20pt" style:font-size-complex="20pt"/>
    </style:style>
    <style:style style:name="T7" style:family="text">
      <style:text-properties fo:color="#669933" fo:font-size="20pt" style:font-size-asian="20pt" style:font-size-complex="20pt"/>
    </style:style>
  </office:automatic-styles>
  <office:body>
    <office:text text:use-soft-page-breaks="true">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2016-03-07] Challenge #257 [Easy] In what year were most presidents alive? </text:span></text:p>
      <text:p text:style-name="P1">submitted by jnazario2 0</text:p>
      <text:h text:style-name="P5" text:outline-level="1">Description</text:h>
      <text:p text:style-name="P2">US presidents serve four year terms, with most presidents serving one or two terms. Unless a president dies in office, they then live after leaving office. </text:p>
      <text:p text:style-name="P3"><text:span text:style-name="T1">This challenge, then, given a list of presidents and their dates of birth and dates of death, is to figure out what </text:span><text:span text:style-name="Emphasis"><text:span text:style-name="T1">year</text:span></text:span><text:span text:style-name="T1"> the most presidents - future, present, or previous - were alive. </text:span></text:p>
      <text:h text:style-name="P7" text:outline-level="1">Challenge Input</text:h>
      <text:p text:style-name="P2">Below is a CSV input of presidential birthdates and death dates. Find what year in which the most number of people who would serve, are serving, or have served as presidents. The answer might be multiple years, or only a partial year. </text:p>
      <text:p text:style-name="Preformatted_20_Text"><text:span text:style-name="Source_20_Text"><text:span text:style-name="T1">PRESIDENT, <text:s/>BIRTH DATE, BIRTH PLACE, <text:s text:c="3"/>DEATH DATE, LOCATION OF DEATH</text:span></text:span></text:p>
      <text:p text:style-name="Preformatted_20_Text"><text:span text:style-name="Source_20_Text"><text:span text:style-name="T1">George Washington, <text:s/>Feb 22 1732, <text:s text:c="3"/>Westmoreland Co. Va., <text:s text:c="2"/>Dec 14 1799, <text:s text:c="3"/>Mount Vernon Va.</text:span></text:span></text:p>
      <text:p text:style-name="Preformatted_20_Text"><text:span text:style-name="Source_20_Text"><text:span text:style-name="T1">John Adams, Oct 30 1735, <text:s text:c="3"/>Quincy Mass., <text:s text:c="2"/>July 4 1826, <text:s text:c="3"/>Quincy Mass.</text:span></text:span></text:p>
      <text:p text:style-name="Preformatted_20_Text"><text:span text:style-name="Source_20_Text"><text:span text:style-name="T1">Thomas Jefferson, <text:s text:c="2"/>Apr 13 1743, <text:s text:c="3"/>Albemarle Co. Va., <text:s/>July 4 1826, <text:s text:c="3"/>Albemarle Co. Va.</text:span></text:span></text:p>
      <text:p text:style-name="Preformatted_20_Text"><text:span text:style-name="Source_20_Text"><text:span text:style-name="T1">James Madison, <text:s/>Mar 16 1751, <text:s text:c="3"/>Port Conway Va., <text:s text:c="3"/>June 28 1836, <text:s text:c="2"/>Orange Co. Va.</text:span></text:span></text:p>
      <text:p text:style-name="Preformatted_20_Text"><text:span text:style-name="Source_20_Text"><text:span text:style-name="T1">James Monroe, <text:s text:c="2"/>Apr 28 1758, <text:s text:c="3"/>Westmoreland Co. Va., <text:s text:c="2"/>July 4 1831, <text:s text:c="3"/>New York New York</text:span></text:span></text:p>
      <text:p text:style-name="Preformatted_20_Text"><text:span text:style-name="Source_20_Text"><text:span text:style-name="T1">John Quincy Adams, <text:s/>July 11 1767, <text:s text:c="2"/>Quincy Mass., <text:s text:c="2"/>Feb 23 1848, <text:s text:c="3"/>Washington D.C.</text:span></text:span></text:p>
      <text:p text:style-name="Preformatted_20_Text"><text:span text:style-name="Source_20_Text"><text:span text:style-name="T1">Andrew Jackson, Mar 15 1767, <text:s text:c="3"/>Lancaster Co. S.C., June 8 1845, <text:s text:c="3"/>Nashville Tennessee</text:span></text:span></text:p>
      <text:p text:style-name="Preformatted_20_Text"><text:span text:style-name="Source_20_Text"><text:span text:style-name="T1">Martin Van Buren, <text:s text:c="2"/>Dec 5 1782, Kinderhook New York, <text:s text:c="3"/>July 24 1862, <text:s text:c="2"/>Kinderhook New York</text:span></text:span></text:p>
      <text:p text:style-name="Preformatted_20_Text"><text:span text:style-name="Source_20_Text"><text:span text:style-name="T1">William Henry Harrison, Feb 9 1773, Charles City Co. Va., <text:s text:c="2"/>Apr 4 1841, Washington D.C.</text:span></text:span></text:p>
      <text:p text:style-name="Preformatted_20_Text"><text:span text:style-name="Source_20_Text"><text:span text:style-name="T1">John Tyler, Mar 29 1790, <text:s text:c="3"/>Charles City Co. Va., <text:s text:c="2"/>Jan 18 1862, <text:s text:c="3"/>Richmond Va.</text:span></text:span></text:p>
      <text:p text:style-name="Preformatted_20_Text"><text:span text:style-name="Source_20_Text"><text:span text:style-name="T1">James K. Polk, <text:s/>Nov 2 1795, Mecklenburg Co. N.C., <text:s text:c="2"/>June 15 1849, <text:s text:c="2"/>Nashville Tennessee</text:span></text:span></text:p>
      <text:p text:style-name="Preformatted_20_Text"><text:span text:style-name="Source_20_Text"><text:span text:style-name="T1">Zachary Taylor, Nov 24 1784, <text:s text:c="3"/>Orange County Va., <text:s/>July 9 1850, <text:s text:c="3"/>Washington D.C</text:span></text:span></text:p>
      <text:p text:style-name="Preformatted_20_Text"><text:span text:style-name="Source_20_Text"><text:span text:style-name="T1">Millard Fillmore, <text:s text:c="2"/>Jan 7 1800, Cayuga Co. New York, <text:s text:c="3"/>Mar 8 1874, Buffalo New York</text:span></text:span></text:p>
      <text:p text:style-name="Preformatted_20_Text"><text:span text:style-name="Source_20_Text"><text:span text:style-name="T1">Franklin Pierce, <text:s text:c="3"/>Nov 23 1804, <text:s text:c="3"/>Hillsborough N.H., <text:s/>Oct 8 1869, Concord New Hamp.</text:span></text:span></text:p>
      <text:p text:style-name="Preformatted_20_Text"><text:span text:style-name="Source_20_Text"><text:span text:style-name="T1">James Buchanan, Apr 23 1791, <text:s text:c="3"/>Cove Gap Pa., <text:s text:c="2"/>June 1 1868, <text:s text:c="3"/>Lancaster Pa.</text:span></text:span></text:p>
      <text:p text:style-name="Preformatted_20_Text"><text:span text:style-name="Source_20_Text"><text:span text:style-name="T1">Abraham Lincoln, <text:s text:c="3"/>Feb 12 1809, <text:s text:c="3"/>LaRue Co. Kentucky, Apr 15 1865, <text:s text:c="3"/>Washington D.C.</text:span></text:span></text:p>
      <text:p text:style-name="Preformatted_20_Text"><text:span text:style-name="Source_20_Text"><text:span text:style-name="T1">Andrew Johnson, Dec 29 1808, <text:s text:c="3"/>Raleigh North Carolina, July 31 1875, <text:s text:c="2"/>Elizabethton Tenn.</text:span></text:span></text:p>
      <text:p text:style-name="Preformatted_20_Text"><text:span text:style-name="Source_20_Text"><text:span text:style-name="T1">Ulysses S. Grant, <text:s text:c="2"/>Apr 27 1822, <text:s text:c="3"/>Point Pleasant Ohio, <text:s text:c="3"/>July 23 1885, <text:s text:c="2"/>Wilton New York</text:span></text:span></text:p>
      <text:p text:style-name="Preformatted_20_Text"><text:span text:style-name="Source_20_Text"><text:span text:style-name="T1">Rutherford B. Hayes, <text:s text:c="3"/>Oct 4 1822, Delaware Ohio, <text:s/>Jan 17 1893, <text:s text:c="3"/>Fremont Ohio</text:span></text:span></text:p>
      <text:p text:style-name="Preformatted_20_Text"><text:span text:style-name="Source_20_Text"><text:span text:style-name="T1">James A. Garfield, <text:s/>Nov 19 1831, <text:s text:c="3"/>Cuyahoga Co. Ohio, <text:s/>Sep 19 1881, <text:s text:c="3"/>Elberon New Jersey</text:span></text:span></text:p>
      <text:p text:style-name="Preformatted_20_Text"><text:span text:style-name="Source_20_Text"><text:span text:style-name="T1">Chester Arthur, Oct 5 1829, Fairfield Vermont, <text:s/>Nov 18 1886, <text:s text:c="3"/>New York New York</text:span></text:span></text:p>
      <text:p text:style-name="Preformatted_20_Text"><text:span text:style-name="Source_20_Text"><text:span text:style-name="T1">Grover Cleveland, <text:s text:c="2"/>Mar 18 1837, <text:s text:c="3"/>Caldwell New Jersey, <text:s text:c="3"/>June 24 1908, <text:s text:c="2"/>Princeton New Jersey</text:span></text:span></text:p>
      <text:p text:style-name="Preformatted_20_Text"><text:span text:style-name="Source_20_Text"><text:span text:style-name="T1">Benjamin Harrison, <text:s/>Aug 20 1833, <text:s text:c="3"/>North Bend Ohio, <text:s text:c="3"/>Mar 13 1901, <text:s text:c="3"/>Indianapolis Indiana</text:span></text:span></text:p>
      <text:p text:style-name="Preformatted_20_Text"><text:span text:style-name="Source_20_Text"><text:span text:style-name="T1">William McKinley, <text:s text:c="2"/>Jan 29 1843, <text:s text:c="3"/>Niles Ohio, Sep 14 1901, <text:s text:c="3"/>Buffalo New York</text:span></text:span></text:p>
      <text:p text:style-name="Preformatted_20_Text"><text:span text:style-name="Source_20_Text"><text:span text:style-name="T1">Theodore Roosevelt, Oct 27 1858, <text:s text:c="3"/>New York New York, <text:s/>Jan 6 1919, Oyster Bay New York</text:span></text:span></text:p>
      <text:p text:style-name="Preformatted_20_Text"><text:span text:style-name="Source_20_Text"><text:span text:style-name="T1">William Howard Taft, <text:s text:c="3"/>Sep 15 1857, <text:s text:c="3"/>Cincinnati Ohio, <text:s text:c="3"/>Mar 8 1930, Washington D.C.</text:span></text:span></text:p>
      <text:p text:style-name="Preformatted_20_Text"><text:span text:style-name="Source_20_Text"><text:span text:style-name="T1">Woodrow Wilson, Dec 28 1856, <text:s text:c="3"/>Staunton Virginia, <text:s/>Feb 3 1924, Washington D.C.</text:span></text:span></text:p>
      <text:p text:style-name="Preformatted_20_Text"><text:span text:style-name="Source_20_Text"><text:span text:style-name="T1">Warren G. Harding, <text:s/>Nov 2 1865, Morrow County Ohio, Aug 2 1923, San Francisco Cal.</text:span></text:span></text:p>
      <text:p text:style-name="Preformatted_20_Text"><text:soft-page-break/><text:span text:style-name="Source_20_Text"><text:span text:style-name="T1">Calvin Coolidge, <text:s text:c="3"/>July 4 1872, <text:s text:c="3"/>Plymouth Vermont, <text:s text:c="2"/>Jan 5 1933, Northampton Mass.</text:span></text:span></text:p>
      <text:p text:style-name="Preformatted_20_Text"><text:span text:style-name="Source_20_Text"><text:span text:style-name="T1">Herbert Hoover, Aug 10 1874, <text:s text:c="3"/>West Branch Iowa, <text:s text:c="2"/>Oct 20 1964, <text:s text:c="3"/>New York New York</text:span></text:span></text:p>
      <text:p text:style-name="Preformatted_20_Text"><text:span text:style-name="Source_20_Text"><text:span text:style-name="T1">Franklin Roosevelt, Jan 30 1882, <text:s text:c="3"/>Hyde Park New York, Apr 12 1945, <text:s text:c="3"/>Warm Springs Georgia</text:span></text:span></text:p>
      <text:p text:style-name="Preformatted_20_Text"><text:span text:style-name="Source_20_Text"><text:span text:style-name="T1">Harry S. Truman, <text:s text:c="3"/>May 8 1884, Lamar Missouri, Dec 26 1972, <text:s text:c="3"/>Kansas City Missouri</text:span></text:span></text:p>
      <text:p text:style-name="Preformatted_20_Text"><text:span text:style-name="Source_20_Text"><text:span text:style-name="T1">Dwight Eisenhower, <text:s/>Oct 14 1890, <text:s text:c="3"/>Denison Texas, <text:s/>Mar 28 1969, <text:s text:c="3"/>Washington D.C.</text:span></text:span></text:p>
      <text:p text:style-name="Preformatted_20_Text"><text:span text:style-name="Source_20_Text"><text:span text:style-name="T1">John F. Kennedy, <text:s text:c="3"/>May 29 1917, <text:s text:c="3"/>Brookline Mass., <text:s text:c="3"/>Nov 22 1963, <text:s text:c="3"/>Dallas Texas</text:span></text:span></text:p>
      <text:p text:style-name="Preformatted_20_Text"><text:span text:style-name="Source_20_Text"><text:span text:style-name="T1">Lyndon B. Johnson, <text:s/>Aug 27 1908, <text:s text:c="3"/>Gillespie Co. Texas, <text:s text:c="3"/>Jan 22 1973, <text:s text:c="3"/>Gillespie Co. Texas</text:span></text:span></text:p>
      <text:p text:style-name="Preformatted_20_Text"><text:span text:style-name="Source_20_Text"><text:span text:style-name="T1">Richard Nixon, <text:s/>Jan 9 1913, Yorba Linda Cal., <text:s text:c="2"/>Apr 22 1994, <text:s text:c="3"/>New York New York</text:span></text:span></text:p>
      <text:p text:style-name="Preformatted_20_Text"><text:span text:style-name="Source_20_Text"><text:span text:style-name="T1">Gerald Ford, <text:s text:c="3"/>July 14 1913, <text:s text:c="2"/>Omaha Nebraska, Dec 26 2006, <text:s text:c="3"/>Rancho Mirage Cal.</text:span></text:span></text:p>
      <text:p text:style-name="Preformatted_20_Text"><text:span text:style-name="Source_20_Text"><text:span text:style-name="T1">Jimmy Carter, <text:s text:c="2"/>Oct 1 1924, Plains Georgia, , <text:s text:c="2"/></text:span></text:span></text:p>
      <text:p text:style-name="Preformatted_20_Text"><text:span text:style-name="Source_20_Text"><text:span text:style-name="T1">Ronald Reagan, <text:s/>Feb 6 1911, Tampico Illinois, <text:s text:c="2"/>June 5 2004, <text:s text:c="3"/>Los Angeles Cal.</text:span></text:span></text:p>
      <text:p text:style-name="Preformatted_20_Text"><text:span text:style-name="Source_20_Text"><text:span text:style-name="T1">George Bush, <text:s text:c="3"/>June 12 1924, <text:s text:c="2"/>Milton Mass., <text:s text:c="2"/>, <text:s text:c="2"/></text:span></text:span></text:p>
      <text:p text:style-name="Preformatted_20_Text"><text:span text:style-name="Source_20_Text"><text:span text:style-name="T1">Bill Clinton, <text:s text:c="2"/>Aug 19 1946, <text:s text:c="3"/>Hope Arkansas, <text:s/>, <text:s text:c="2"/></text:span></text:span></text:p>
      <text:p text:style-name="Preformatted_20_Text"><text:span text:style-name="Source_20_Text"><text:span text:style-name="T1">George W. Bush, July 6 1946, <text:s text:c="3"/>New Haven Conn., <text:s text:c="3"/>, <text:s text:c="2"/></text:span></text:span></text:p>
      <text:p text:style-name="Preformatted_20_Text"><text:span text:style-name="Source_20_Text"><text:span text:style-name="T1">Barack Obama, <text:s text:c="2"/>Aug 4 1961, Honolulu Hawaii, <text:s text:c="3"/>,</text:span></text:span></text:p>
      <text:p text:style-name="P1">via U.S. Presidents Birth and Death Information. </text:p>
      <text:h text:style-name="P6" text:outline-level="1">Challenge Output</text:h>
      <text:p text:style-name="P1">Any of the following years is valid: 1822, 1823, 1824, 1825, 1826, 1831, 1833, 1834, 1835, 1836, 1837, 1838, 1839, 1840, 1841, 1843, 1844, 1845 (each year had 18 presidents, current, former, or to be, aliv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Clear Sans Medium" svg:font-family="'Clear Sans Medium'" style:font-family-generic="swiss" style:font-pitch="variable"/>
    <style:font-face style:name="Clear Sans Medium1" svg:font-family="'Clear Sans Medium'"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2T15:39:37.864560782</meta:creation-date>
    <dc:date>2016-03-12T15:45:02.690121212</dc:date>
    <meta:editing-duration>PT5M25S</meta:editing-duration>
    <meta:editing-cycles>1</meta:editing-cycles>
    <meta:document-statistic meta:table-count="0" meta:image-count="0" meta:object-count="0" meta:page-count="2" meta:paragraph-count="54" meta:word-count="740" meta:character-count="4543" meta:non-whitespace-character-count="3534"/>
    <meta:generator>LibreOffice/5.0.4.2$Linux_X86_64 LibreOffice_project/00m0$Build-2</meta:generator>
  </office:meta>
</office:document-meta>
</file>